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FF2F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808080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0833333333333in" svg:y="0.00833333333333333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083333333333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6:29:03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chütteln (Linear) Dauer: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s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2">
            <text:p>Schütteln (Linear) Amplitude: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m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8S" table:style-name="ce3">
            <text:p>00:00: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10-C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11.11.2025 16:29:21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12" table:style-name="ce1">
            <text:p>112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136" table:style-name="ce1">
            <text:p>136</text:p>
          </table:table-cell>
          <table:table-cell office:value-type="float" office:value="144" table:style-name="ce1">
            <text:p>144</text:p>
          </table:table-cell>
          <table:table-cell office:value-type="float" office:value="152" table:style-name="ce1">
            <text:p>152</text:p>
          </table:table-cell>
          <table:table-cell office:value-type="float" office:value="160" table:style-name="ce1">
            <text:p>160</text:p>
          </table:table-cell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184" table:style-name="ce1">
            <text:p>184</text:p>
          </table:table-cell>
          <table:table-cell office:value-type="float" office:value="192" table:style-name="ce1">
            <text:p>192</text:p>
          </table:table-cell>
          <table:table-cell office:value-type="float" office:value="200" table:style-name="ce1">
            <text:p>200</text:p>
          </table:table-cell>
          <table:table-cell office:value-type="float" office:value="208" table:style-name="ce1">
            <text:p>208</text:p>
          </table:table-cell>
          <table:table-cell office:value-type="float" office:value="216" table:style-name="ce1">
            <text:p>216</text:p>
          </table:table-cell>
          <table:table-cell office:value-type="float" office:value="224" table:style-name="ce1">
            <text:p>224</text:p>
          </table:table-cell>
          <table:table-cell office:value-type="float" office:value="232" table:style-name="ce1">
            <text:p>232</text:p>
          </table:table-cell>
          <table:table-cell office:value-type="float" office:value="240" table:style-name="ce1">
            <text:p>240</text:p>
          </table:table-cell>
          <table:table-cell office:value-type="float" office:value="248" table:style-name="ce1">
            <text:p>248</text:p>
          </table:table-cell>
          <table:table-cell office:value-type="float" office:value="256" table:style-name="ce1">
            <text:p>256</text:p>
          </table:table-cell>
          <table:table-cell office:value-type="float" office:value="264" table:style-name="ce1">
            <text:p>264</text:p>
          </table:table-cell>
          <table:table-cell office:value-type="float" office:value="272" table:style-name="ce1">
            <text:p>272</text:p>
          </table:table-cell>
          <table:table-cell office:value-type="float" office:value="280" table:style-name="ce1">
            <text:p>280</text:p>
          </table:table-cell>
          <table:table-cell office:value-type="float" office:value="288" table:style-name="ce1">
            <text:p>288</text:p>
          </table:table-cell>
          <table:table-cell office:value-type="float" office:value="296" table:style-name="ce1">
            <text:p>296</text:p>
          </table:table-cell>
          <table:table-cell office:value-type="float" office:value="304" table:style-name="ce1">
            <text:p>304</text:p>
          </table:table-cell>
          <table:table-cell office:value-type="float" office:value="312" table:style-name="ce1">
            <text:p>312</text:p>
          </table:table-cell>
          <table:table-cell office:value-type="float" office:value="320" table:style-name="ce1">
            <text:p>320</text:p>
          </table:table-cell>
          <table:table-cell office:value-type="float" office:value="328" table:style-name="ce1">
            <text:p>328</text:p>
          </table:table-cell>
          <table:table-cell office:value-type="float" office:value="336" table:style-name="ce1">
            <text:p>336</text:p>
          </table:table-cell>
          <table:table-cell office:value-type="float" office:value="344" table:style-name="ce1">
            <text:p>344</text:p>
          </table:table-cell>
          <table:table-cell office:value-type="float" office:value="352.1" table:style-name="ce1">
            <text:p>352,1</text:p>
          </table:table-cell>
          <table:table-cell office:value-type="float" office:value="360" table:style-name="ce1">
            <text:p>360</text:p>
          </table:table-cell>
          <table:table-cell office:value-type="float" office:value="368" table:style-name="ce1">
            <text:p>368</text:p>
          </table:table-cell>
          <table:table-cell office:value-type="float" office:value="376" table:style-name="ce1">
            <text:p>376</text:p>
          </table:table-cell>
          <table:table-cell office:value-type="float" office:value="384" table:style-name="ce1">
            <text:p>384</text:p>
          </table:table-cell>
          <table:table-cell office:value-type="float" office:value="392" table:style-name="ce1">
            <text:p>392</text:p>
          </table:table-cell>
          <table:table-cell office:value-type="float" office:value="400" table:style-name="ce1">
            <text:p>400</text:p>
          </table:table-cell>
          <table:table-cell office:value-type="float" office:value="408" table:style-name="ce1">
            <text:p>408</text:p>
          </table:table-cell>
          <table:table-cell office:value-type="float" office:value="416" table:style-name="ce1">
            <text:p>416</text:p>
          </table:table-cell>
          <table:table-cell office:value-type="float" office:value="424" table:style-name="ce1">
            <text:p>424</text:p>
          </table:table-cell>
          <table:table-cell office:value-type="float" office:value="432" table:style-name="ce1">
            <text:p>432</text:p>
          </table:table-cell>
          <table:table-cell office:value-type="float" office:value="440" table:style-name="ce1">
            <text:p>440</text:p>
          </table:table-cell>
          <table:table-cell office:value-type="float" office:value="448" table:style-name="ce1">
            <text:p>448</text:p>
          </table:table-cell>
          <table:table-cell office:value-type="float" office:value="456" table:style-name="ce1">
            <text:p>456</text:p>
          </table:table-cell>
          <table:table-cell office:value-type="float" office:value="464" table:style-name="ce1">
            <text:p>464</text:p>
          </table:table-cell>
          <table:table-cell office:value-type="float" office:value="472" table:style-name="ce1">
            <text:p>472</text:p>
          </table:table-cell>
          <table:table-cell office:value-type="float" office:value="480" table:style-name="ce1">
            <text:p>480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C10</text:p>
          </table:table-cell>
          <table:table-cell office:value-type="float" office:value="12511" table:style-name="ce1">
            <text:p>12511</text:p>
          </table:table-cell>
          <table:table-cell office:value-type="float" office:value="12476" table:style-name="ce1">
            <text:p>12476</text:p>
          </table:table-cell>
          <table:table-cell office:value-type="float" office:value="12344" table:style-name="ce1">
            <text:p>12344</text:p>
          </table:table-cell>
          <table:table-cell office:value-type="float" office:value="12249" table:style-name="ce1">
            <text:p>12249</text:p>
          </table:table-cell>
          <table:table-cell office:value-type="float" office:value="12257" table:style-name="ce1">
            <text:p>12257</text:p>
          </table:table-cell>
          <table:table-cell office:value-type="float" office:value="12234" table:style-name="ce1">
            <text:p>12234</text:p>
          </table:table-cell>
          <table:table-cell office:value-type="float" office:value="12267" table:style-name="ce1">
            <text:p>12267</text:p>
          </table:table-cell>
          <table:table-cell office:value-type="float" office:value="12237" table:style-name="ce1">
            <text:p>12237</text:p>
          </table:table-cell>
          <table:table-cell office:value-type="float" office:value="12261" table:style-name="ce1">
            <text:p>12261</text:p>
          </table:table-cell>
          <table:table-cell office:value-type="float" office:value="12287" table:style-name="ce1">
            <text:p>12287</text:p>
          </table:table-cell>
          <table:table-cell office:value-type="float" office:value="12252" table:style-name="ce1">
            <text:p>12252</text:p>
          </table:table-cell>
          <table:table-cell office:value-type="float" office:value="12295" table:style-name="ce1">
            <text:p>12295</text:p>
          </table:table-cell>
          <table:table-cell office:value-type="float" office:value="12266" table:style-name="ce1">
            <text:p>12266</text:p>
          </table:table-cell>
          <table:table-cell office:value-type="float" office:value="12138" table:style-name="ce1">
            <text:p>12138</text:p>
          </table:table-cell>
          <table:table-cell office:value-type="float" office:value="12109" table:style-name="ce1">
            <text:p>12109</text:p>
          </table:table-cell>
          <table:table-cell office:value-type="float" office:value="12101" table:style-name="ce1">
            <text:p>12101</text:p>
          </table:table-cell>
          <table:table-cell office:value-type="float" office:value="12132" table:style-name="ce1">
            <text:p>12132</text:p>
          </table:table-cell>
          <table:table-cell office:value-type="float" office:value="12037" table:style-name="ce1">
            <text:p>12037</text:p>
          </table:table-cell>
          <table:table-cell office:value-type="float" office:value="12159" table:style-name="ce1">
            <text:p>12159</text:p>
          </table:table-cell>
          <table:table-cell office:value-type="float" office:value="12041" table:style-name="ce1">
            <text:p>12041</text:p>
          </table:table-cell>
          <table:table-cell office:value-type="float" office:value="12037" table:style-name="ce1">
            <text:p>12037</text:p>
          </table:table-cell>
          <table:table-cell office:value-type="float" office:value="11948" table:style-name="ce1">
            <text:p>11948</text:p>
          </table:table-cell>
          <table:table-cell office:value-type="float" office:value="11915" table:style-name="ce1">
            <text:p>11915</text:p>
          </table:table-cell>
          <table:table-cell office:value-type="float" office:value="11889" table:style-name="ce1">
            <text:p>11889</text:p>
          </table:table-cell>
          <table:table-cell office:value-type="float" office:value="11927" table:style-name="ce1">
            <text:p>11927</text:p>
          </table:table-cell>
          <table:table-cell office:value-type="float" office:value="11870" table:style-name="ce1">
            <text:p>11870</text:p>
          </table:table-cell>
          <table:table-cell office:value-type="float" office:value="11881" table:style-name="ce1">
            <text:p>11881</text:p>
          </table:table-cell>
          <table:table-cell office:value-type="float" office:value="11736" table:style-name="ce1">
            <text:p>11736</text:p>
          </table:table-cell>
          <table:table-cell office:value-type="float" office:value="11738" table:style-name="ce1">
            <text:p>11738</text:p>
          </table:table-cell>
          <table:table-cell office:value-type="float" office:value="11726" table:style-name="ce1">
            <text:p>11726</text:p>
          </table:table-cell>
          <table:table-cell office:value-type="float" office:value="11684" table:style-name="ce1">
            <text:p>11684</text:p>
          </table:table-cell>
          <table:table-cell office:value-type="float" office:value="11722" table:style-name="ce1">
            <text:p>11722</text:p>
          </table:table-cell>
          <table:table-cell office:value-type="float" office:value="11646" table:style-name="ce1">
            <text:p>11646</text:p>
          </table:table-cell>
          <table:table-cell office:value-type="float" office:value="11662" table:style-name="ce1">
            <text:p>11662</text:p>
          </table:table-cell>
          <table:table-cell office:value-type="float" office:value="11658" table:style-name="ce1">
            <text:p>11658</text:p>
          </table:table-cell>
          <table:table-cell office:value-type="float" office:value="11526" table:style-name="ce1">
            <text:p>11526</text:p>
          </table:table-cell>
          <table:table-cell office:value-type="float" office:value="11586" table:style-name="ce1">
            <text:p>11586</text:p>
          </table:table-cell>
          <table:table-cell office:value-type="float" office:value="11501" table:style-name="ce1">
            <text:p>11501</text:p>
          </table:table-cell>
          <table:table-cell office:value-type="float" office:value="11503" table:style-name="ce1">
            <text:p>11503</text:p>
          </table:table-cell>
          <table:table-cell office:value-type="float" office:value="11504" table:style-name="ce1">
            <text:p>11504</text:p>
          </table:table-cell>
          <table:table-cell office:value-type="float" office:value="11425" table:style-name="ce1">
            <text:p>11425</text:p>
          </table:table-cell>
          <table:table-cell office:value-type="float" office:value="11420" table:style-name="ce1">
            <text:p>11420</text:p>
          </table:table-cell>
          <table:table-cell office:value-type="float" office:value="11389" table:style-name="ce1">
            <text:p>11389</text:p>
          </table:table-cell>
          <table:table-cell office:value-type="float" office:value="11344" table:style-name="ce1">
            <text:p>11344</text:p>
          </table:table-cell>
          <table:table-cell office:value-type="float" office:value="11305" table:style-name="ce1">
            <text:p>11305</text:p>
          </table:table-cell>
          <table:table-cell office:value-type="float" office:value="11326" table:style-name="ce1">
            <text:p>11326</text:p>
          </table:table-cell>
          <table:table-cell office:value-type="float" office:value="11205" table:style-name="ce1">
            <text:p>11205</text:p>
          </table:table-cell>
          <table:table-cell office:value-type="float" office:value="11175" table:style-name="ce1">
            <text:p>11175</text:p>
          </table:table-cell>
          <table:table-cell office:value-type="float" office:value="11077" table:style-name="ce1">
            <text:p>11077</text:p>
          </table:table-cell>
          <table:table-cell office:value-type="float" office:value="11062" table:style-name="ce1">
            <text:p>11062</text:p>
          </table:table-cell>
          <table:table-cell office:value-type="float" office:value="11055" table:style-name="ce1">
            <text:p>11055</text:p>
          </table:table-cell>
          <table:table-cell office:value-type="float" office:value="10994" table:style-name="ce1">
            <text:p>10994</text:p>
          </table:table-cell>
          <table:table-cell office:value-type="float" office:value="10980" table:style-name="ce1">
            <text:p>10980</text:p>
          </table:table-cell>
          <table:table-cell office:value-type="float" office:value="11052" table:style-name="ce1">
            <text:p>11052</text:p>
          </table:table-cell>
          <table:table-cell office:value-type="float" office:value="10955" table:style-name="ce1">
            <text:p>10955</text:p>
          </table:table-cell>
          <table:table-cell office:value-type="float" office:value="10864" table:style-name="ce1">
            <text:p>10864</text:p>
          </table:table-cell>
          <table:table-cell office:value-type="float" office:value="10847" table:style-name="ce1">
            <text:p>10847</text:p>
          </table:table-cell>
          <table:table-cell office:value-type="float" office:value="10874" table:style-name="ce1">
            <text:p>10874</text:p>
          </table:table-cell>
          <table:table-cell office:value-type="float" office:value="10815" table:style-name="ce1">
            <text:p>10815</text:p>
          </table:table-cell>
          <table:table-cell office:value-type="float" office:value="10784" table:style-name="ce1">
            <text:p>10784</text:p>
          </table:table-cell>
          <table:table-cell office:value-type="float" office:value="10755" table:style-name="ce1">
            <text:p>10755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C11</text:p>
          </table:table-cell>
          <table:table-cell office:value-type="float" office:value="42679" table:style-name="ce1">
            <text:p>42679</text:p>
          </table:table-cell>
          <table:table-cell office:value-type="float" office:value="41222" table:style-name="ce1">
            <text:p>41222</text:p>
          </table:table-cell>
          <table:table-cell office:value-type="float" office:value="40623" table:style-name="ce1">
            <text:p>40623</text:p>
          </table:table-cell>
          <table:table-cell office:value-type="float" office:value="39668" table:style-name="ce1">
            <text:p>39668</text:p>
          </table:table-cell>
          <table:table-cell office:value-type="float" office:value="39011" table:style-name="ce1">
            <text:p>39011</text:p>
          </table:table-cell>
          <table:table-cell office:value-type="float" office:value="38238" table:style-name="ce1">
            <text:p>38238</text:p>
          </table:table-cell>
          <table:table-cell office:value-type="float" office:value="37594" table:style-name="ce1">
            <text:p>37594</text:p>
          </table:table-cell>
          <table:table-cell office:value-type="float" office:value="37470" table:style-name="ce1">
            <text:p>37470</text:p>
          </table:table-cell>
          <table:table-cell office:value-type="float" office:value="36842" table:style-name="ce1">
            <text:p>36842</text:p>
          </table:table-cell>
          <table:table-cell office:value-type="float" office:value="36254" table:style-name="ce1">
            <text:p>36254</text:p>
          </table:table-cell>
          <table:table-cell office:value-type="float" office:value="35885" table:style-name="ce1">
            <text:p>35885</text:p>
          </table:table-cell>
          <table:table-cell office:value-type="float" office:value="35342" table:style-name="ce1">
            <text:p>35342</text:p>
          </table:table-cell>
          <table:table-cell office:value-type="float" office:value="35040" table:style-name="ce1">
            <text:p>35040</text:p>
          </table:table-cell>
          <table:table-cell office:value-type="float" office:value="34604" table:style-name="ce1">
            <text:p>34604</text:p>
          </table:table-cell>
          <table:table-cell office:value-type="float" office:value="34077" table:style-name="ce1">
            <text:p>34077</text:p>
          </table:table-cell>
          <table:table-cell office:value-type="float" office:value="33837" table:style-name="ce1">
            <text:p>33837</text:p>
          </table:table-cell>
          <table:table-cell office:value-type="float" office:value="33587" table:style-name="ce1">
            <text:p>33587</text:p>
          </table:table-cell>
          <table:table-cell office:value-type="float" office:value="33200" table:style-name="ce1">
            <text:p>33200</text:p>
          </table:table-cell>
          <table:table-cell office:value-type="float" office:value="32889" table:style-name="ce1">
            <text:p>32889</text:p>
          </table:table-cell>
          <table:table-cell office:value-type="float" office:value="32753" table:style-name="ce1">
            <text:p>32753</text:p>
          </table:table-cell>
          <table:table-cell office:value-type="float" office:value="32120" table:style-name="ce1">
            <text:p>32120</text:p>
          </table:table-cell>
          <table:table-cell office:value-type="float" office:value="31966" table:style-name="ce1">
            <text:p>31966</text:p>
          </table:table-cell>
          <table:table-cell office:value-type="float" office:value="31898" table:style-name="ce1">
            <text:p>31898</text:p>
          </table:table-cell>
          <table:table-cell office:value-type="float" office:value="31316" table:style-name="ce1">
            <text:p>31316</text:p>
          </table:table-cell>
          <table:table-cell office:value-type="float" office:value="31269" table:style-name="ce1">
            <text:p>31269</text:p>
          </table:table-cell>
          <table:table-cell office:value-type="float" office:value="30711" table:style-name="ce1">
            <text:p>30711</text:p>
          </table:table-cell>
          <table:table-cell office:value-type="float" office:value="30842" table:style-name="ce1">
            <text:p>30842</text:p>
          </table:table-cell>
          <table:table-cell office:value-type="float" office:value="30438" table:style-name="ce1">
            <text:p>30438</text:p>
          </table:table-cell>
          <table:table-cell office:value-type="float" office:value="30157" table:style-name="ce1">
            <text:p>30157</text:p>
          </table:table-cell>
          <table:table-cell office:value-type="float" office:value="30038" table:style-name="ce1">
            <text:p>30038</text:p>
          </table:table-cell>
          <table:table-cell office:value-type="float" office:value="29790" table:style-name="ce1">
            <text:p>29790</text:p>
          </table:table-cell>
          <table:table-cell office:value-type="float" office:value="29699" table:style-name="ce1">
            <text:p>29699</text:p>
          </table:table-cell>
          <table:table-cell office:value-type="float" office:value="29361" table:style-name="ce1">
            <text:p>29361</text:p>
          </table:table-cell>
          <table:table-cell office:value-type="float" office:value="29262" table:style-name="ce1">
            <text:p>29262</text:p>
          </table:table-cell>
          <table:table-cell office:value-type="float" office:value="28969" table:style-name="ce1">
            <text:p>28969</text:p>
          </table:table-cell>
          <table:table-cell office:value-type="float" office:value="28644" table:style-name="ce1">
            <text:p>28644</text:p>
          </table:table-cell>
          <table:table-cell office:value-type="float" office:value="28495" table:style-name="ce1">
            <text:p>28495</text:p>
          </table:table-cell>
          <table:table-cell office:value-type="float" office:value="28444" table:style-name="ce1">
            <text:p>28444</text:p>
          </table:table-cell>
          <table:table-cell office:value-type="float" office:value="28478" table:style-name="ce1">
            <text:p>28478</text:p>
          </table:table-cell>
          <table:table-cell office:value-type="float" office:value="28125" table:style-name="ce1">
            <text:p>28125</text:p>
          </table:table-cell>
          <table:table-cell office:value-type="float" office:value="27833" table:style-name="ce1">
            <text:p>27833</text:p>
          </table:table-cell>
          <table:table-cell office:value-type="float" office:value="27793" table:style-name="ce1">
            <text:p>27793</text:p>
          </table:table-cell>
          <table:table-cell office:value-type="float" office:value="27467" table:style-name="ce1">
            <text:p>27467</text:p>
          </table:table-cell>
          <table:table-cell office:value-type="float" office:value="27407" table:style-name="ce1">
            <text:p>27407</text:p>
          </table:table-cell>
          <table:table-cell office:value-type="float" office:value="27157" table:style-name="ce1">
            <text:p>27157</text:p>
          </table:table-cell>
          <table:table-cell office:value-type="float" office:value="27119" table:style-name="ce1">
            <text:p>27119</text:p>
          </table:table-cell>
          <table:table-cell office:value-type="float" office:value="26844" table:style-name="ce1">
            <text:p>26844</text:p>
          </table:table-cell>
          <table:table-cell office:value-type="float" office:value="26647" table:style-name="ce1">
            <text:p>26647</text:p>
          </table:table-cell>
          <table:table-cell office:value-type="float" office:value="26531" table:style-name="ce1">
            <text:p>26531</text:p>
          </table:table-cell>
          <table:table-cell office:value-type="float" office:value="26518" table:style-name="ce1">
            <text:p>26518</text:p>
          </table:table-cell>
          <table:table-cell office:value-type="float" office:value="26603" table:style-name="ce1">
            <text:p>26603</text:p>
          </table:table-cell>
          <table:table-cell office:value-type="float" office:value="26216" table:style-name="ce1">
            <text:p>26216</text:p>
          </table:table-cell>
          <table:table-cell office:value-type="float" office:value="25943" table:style-name="ce1">
            <text:p>25943</text:p>
          </table:table-cell>
          <table:table-cell office:value-type="float" office:value="25871" table:style-name="ce1">
            <text:p>25871</text:p>
          </table:table-cell>
          <table:table-cell office:value-type="float" office:value="25789" table:style-name="ce1">
            <text:p>25789</text:p>
          </table:table-cell>
          <table:table-cell office:value-type="float" office:value="25540" table:style-name="ce1">
            <text:p>25540</text:p>
          </table:table-cell>
          <table:table-cell office:value-type="float" office:value="25446" table:style-name="ce1">
            <text:p>25446</text:p>
          </table:table-cell>
          <table:table-cell office:value-type="float" office:value="25431" table:style-name="ce1">
            <text:p>25431</text:p>
          </table:table-cell>
          <table:table-cell office:value-type="float" office:value="25146" table:style-name="ce1">
            <text:p>25146</text:p>
          </table:table-cell>
          <table:table-cell office:value-type="float" office:value="25234" table:style-name="ce1">
            <text:p>25234</text:p>
          </table:table-cell>
          <table:table-cell office:value-type="float" office:value="25069" table:style-name="ce1">
            <text:p>25069</text:p>
          </table:table-cell>
          <table:table-cell table:number-columns-repeated="16322"/>
        </table:table-row>
        <table:table-row table:style-name="ro1">
          <table:table-cell office:value-type="string" table:style-name="ce4">
            <text:p>C12</text:p>
          </table:table-cell>
          <table:table-cell office:value-type="float" office:value="23317" table:style-name="ce1">
            <text:p>23317</text:p>
          </table:table-cell>
          <table:table-cell office:value-type="float" office:value="22346" table:style-name="ce1">
            <text:p>22346</text:p>
          </table:table-cell>
          <table:table-cell office:value-type="float" office:value="21626" table:style-name="ce1">
            <text:p>21626</text:p>
          </table:table-cell>
          <table:table-cell office:value-type="float" office:value="21210" table:style-name="ce1">
            <text:p>21210</text:p>
          </table:table-cell>
          <table:table-cell office:value-type="float" office:value="20995" table:style-name="ce1">
            <text:p>20995</text:p>
          </table:table-cell>
          <table:table-cell office:value-type="float" office:value="20767" table:style-name="ce1">
            <text:p>20767</text:p>
          </table:table-cell>
          <table:table-cell office:value-type="float" office:value="20525" table:style-name="ce1">
            <text:p>20525</text:p>
          </table:table-cell>
          <table:table-cell office:value-type="float" office:value="20552" table:style-name="ce1">
            <text:p>20552</text:p>
          </table:table-cell>
          <table:table-cell office:value-type="float" office:value="20545" table:style-name="ce1">
            <text:p>20545</text:p>
          </table:table-cell>
          <table:table-cell office:value-type="float" office:value="20136" table:style-name="ce1">
            <text:p>20136</text:p>
          </table:table-cell>
          <table:table-cell office:value-type="float" office:value="20039" table:style-name="ce1">
            <text:p>20039</text:p>
          </table:table-cell>
          <table:table-cell office:value-type="float" office:value="19979" table:style-name="ce1">
            <text:p>19979</text:p>
          </table:table-cell>
          <table:table-cell office:value-type="float" office:value="20010" table:style-name="ce1">
            <text:p>20010</text:p>
          </table:table-cell>
          <table:table-cell office:value-type="float" office:value="19753" table:style-name="ce1">
            <text:p>19753</text:p>
          </table:table-cell>
          <table:table-cell office:value-type="float" office:value="19647" table:style-name="ce1">
            <text:p>19647</text:p>
          </table:table-cell>
          <table:table-cell office:value-type="float" office:value="19490" table:style-name="ce1">
            <text:p>19490</text:p>
          </table:table-cell>
          <table:table-cell office:value-type="float" office:value="19451" table:style-name="ce1">
            <text:p>19451</text:p>
          </table:table-cell>
          <table:table-cell office:value-type="float" office:value="19352" table:style-name="ce1">
            <text:p>19352</text:p>
          </table:table-cell>
          <table:table-cell office:value-type="float" office:value="19168" table:style-name="ce1">
            <text:p>19168</text:p>
          </table:table-cell>
          <table:table-cell office:value-type="float" office:value="19025" table:style-name="ce1">
            <text:p>19025</text:p>
          </table:table-cell>
          <table:table-cell office:value-type="float" office:value="19006" table:style-name="ce1">
            <text:p>19006</text:p>
          </table:table-cell>
          <table:table-cell office:value-type="float" office:value="18846" table:style-name="ce1">
            <text:p>18846</text:p>
          </table:table-cell>
          <table:table-cell office:value-type="float" office:value="18977" table:style-name="ce1">
            <text:p>18977</text:p>
          </table:table-cell>
          <table:table-cell office:value-type="float" office:value="18762" table:style-name="ce1">
            <text:p>18762</text:p>
          </table:table-cell>
          <table:table-cell office:value-type="float" office:value="18810" table:style-name="ce1">
            <text:p>18810</text:p>
          </table:table-cell>
          <table:table-cell office:value-type="float" office:value="18648" table:style-name="ce1">
            <text:p>18648</text:p>
          </table:table-cell>
          <table:table-cell office:value-type="float" office:value="18517" table:style-name="ce1">
            <text:p>18517</text:p>
          </table:table-cell>
          <table:table-cell office:value-type="float" office:value="18480" table:style-name="ce1">
            <text:p>18480</text:p>
          </table:table-cell>
          <table:table-cell office:value-type="float" office:value="18395" table:style-name="ce1">
            <text:p>18395</text:p>
          </table:table-cell>
          <table:table-cell office:value-type="float" office:value="18349" table:style-name="ce1">
            <text:p>18349</text:p>
          </table:table-cell>
          <table:table-cell office:value-type="float" office:value="18282" table:style-name="ce1">
            <text:p>18282</text:p>
          </table:table-cell>
          <table:table-cell office:value-type="float" office:value="18278" table:style-name="ce1">
            <text:p>18278</text:p>
          </table:table-cell>
          <table:table-cell office:value-type="float" office:value="18296" table:style-name="ce1">
            <text:p>18296</text:p>
          </table:table-cell>
          <table:table-cell office:value-type="float" office:value="18205" table:style-name="ce1">
            <text:p>18205</text:p>
          </table:table-cell>
          <table:table-cell office:value-type="float" office:value="17964" table:style-name="ce1">
            <text:p>17964</text:p>
          </table:table-cell>
          <table:table-cell office:value-type="float" office:value="17953" table:style-name="ce1">
            <text:p>17953</text:p>
          </table:table-cell>
          <table:table-cell office:value-type="float" office:value="17992" table:style-name="ce1">
            <text:p>17992</text:p>
          </table:table-cell>
          <table:table-cell office:value-type="float" office:value="17989" table:style-name="ce1">
            <text:p>17989</text:p>
          </table:table-cell>
          <table:table-cell office:value-type="float" office:value="18169" table:style-name="ce1">
            <text:p>18169</text:p>
          </table:table-cell>
          <table:table-cell office:value-type="float" office:value="17954" table:style-name="ce1">
            <text:p>17954</text:p>
          </table:table-cell>
          <table:table-cell office:value-type="float" office:value="17919" table:style-name="ce1">
            <text:p>17919</text:p>
          </table:table-cell>
          <table:table-cell office:value-type="float" office:value="17899" table:style-name="ce1">
            <text:p>17899</text:p>
          </table:table-cell>
          <table:table-cell office:value-type="float" office:value="17833" table:style-name="ce1">
            <text:p>17833</text:p>
          </table:table-cell>
          <table:table-cell office:value-type="float" office:value="17782" table:style-name="ce1">
            <text:p>17782</text:p>
          </table:table-cell>
          <table:table-cell office:value-type="float" office:value="17705" table:style-name="ce1">
            <text:p>17705</text:p>
          </table:table-cell>
          <table:table-cell office:value-type="float" office:value="17729" table:style-name="ce1">
            <text:p>17729</text:p>
          </table:table-cell>
          <table:table-cell office:value-type="float" office:value="17615" table:style-name="ce1">
            <text:p>17615</text:p>
          </table:table-cell>
          <table:table-cell office:value-type="float" office:value="17585" table:style-name="ce1">
            <text:p>17585</text:p>
          </table:table-cell>
          <table:table-cell office:value-type="float" office:value="17647" table:style-name="ce1">
            <text:p>17647</text:p>
          </table:table-cell>
          <table:table-cell office:value-type="float" office:value="17611" table:style-name="ce1">
            <text:p>17611</text:p>
          </table:table-cell>
          <table:table-cell office:value-type="float" office:value="17620" table:style-name="ce1">
            <text:p>17620</text:p>
          </table:table-cell>
          <table:table-cell office:value-type="float" office:value="17440" table:style-name="ce1">
            <text:p>17440</text:p>
          </table:table-cell>
          <table:table-cell office:value-type="float" office:value="17487" table:style-name="ce1">
            <text:p>17487</text:p>
          </table:table-cell>
          <table:table-cell office:value-type="float" office:value="17459" table:style-name="ce1">
            <text:p>17459</text:p>
          </table:table-cell>
          <table:table-cell office:value-type="float" office:value="17408" table:style-name="ce1">
            <text:p>17408</text:p>
          </table:table-cell>
          <table:table-cell office:value-type="float" office:value="17315" table:style-name="ce1">
            <text:p>17315</text:p>
          </table:table-cell>
          <table:table-cell office:value-type="float" office:value="17355" table:style-name="ce1">
            <text:p>17355</text:p>
          </table:table-cell>
          <table:table-cell office:value-type="float" office:value="17414" table:style-name="ce1">
            <text:p>17414</text:p>
          </table:table-cell>
          <table:table-cell office:value-type="float" office:value="17233" table:style-name="ce1">
            <text:p>17233</text:p>
          </table:table-cell>
          <table:table-cell office:value-type="float" office:value="17384" table:style-name="ce1">
            <text:p>17384</text:p>
          </table:table-cell>
          <table:table-cell office:value-type="float" office:value="17277" table:style-name="ce1">
            <text:p>17277</text:p>
          </table:table-cell>
          <table:table-cell table:number-columns-repeated="1632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Kontrolle</text:p>
          </table:table-cell>
          <table:table-cell office:value-type="float" office:value="0" table:formula="of:=([.B43]-[.$B43])/[.$B43]" table:style-name="ce1">
            <text:p>0</text:p>
          </table:table-cell>
          <table:table-cell office:value-type="float" office:value="-2.7975381664135561E-3" table:formula="of:=([.C43]-[.$B43])/[.$B43]" table:style-name="ce1">
            <text:p>-0,002797538</text:p>
          </table:table-cell>
          <table:table-cell office:value-type="float" office:value="-1.3348253536887539E-2" table:formula="of:=([.D43]-[.$B43])/[.$B43]" table:style-name="ce1">
            <text:p>-0,013348254</text:p>
          </table:table-cell>
          <table:table-cell office:value-type="float" office:value="-2.0941571417152905E-2" table:formula="of:=([.E43]-[.$B43])/[.$B43]" table:style-name="ce1">
            <text:p>-0,020941571</text:p>
          </table:table-cell>
          <table:table-cell office:value-type="float" office:value="-2.0302134121972664E-2" table:formula="of:=([.F43]-[.$B43])/[.$B43]" table:style-name="ce1">
            <text:p>-0,020302134</text:p>
          </table:table-cell>
          <table:table-cell office:value-type="float" office:value="-2.2140516345615858E-2" table:formula="of:=([.G43]-[.$B43])/[.$B43]" table:style-name="ce1">
            <text:p>-0,022140516</text:p>
          </table:table-cell>
          <table:table-cell office:value-type="float" office:value="-1.9502837502997361E-2" table:formula="of:=([.H43]-[.$B43])/[.$B43]" table:style-name="ce1">
            <text:p>-0,019502838</text:p>
          </table:table-cell>
          <table:table-cell office:value-type="float" office:value="-2.1900727359923267E-2" table:formula="of:=([.I43]-[.$B43])/[.$B43]" table:style-name="ce1">
            <text:p>-0,021900727</text:p>
          </table:table-cell>
          <table:table-cell office:value-type="float" office:value="-1.9982415474382544E-2" table:formula="of:=([.J43]-[.$B43])/[.$B43]" table:style-name="ce1">
            <text:p>-0,019982415</text:p>
          </table:table-cell>
          <table:table-cell office:value-type="float" office:value="-1.7904244265046759E-2" table:formula="of:=([.K43]-[.$B43])/[.$B43]" table:style-name="ce1">
            <text:p>-0,017904244</text:p>
          </table:table-cell>
          <table:table-cell office:value-type="float" office:value="-2.0701782431460314E-2" table:formula="of:=([.L43]-[.$B43])/[.$B43]" table:style-name="ce1">
            <text:p>-0,020701782</text:p>
          </table:table-cell>
          <table:table-cell office:value-type="float" office:value="-1.7264806969866518E-2" table:formula="of:=([.M43]-[.$B43])/[.$B43]" table:style-name="ce1">
            <text:p>-0,017264807</text:p>
          </table:table-cell>
          <table:table-cell office:value-type="float" office:value="-1.9582767164894894E-2" table:formula="of:=([.N43]-[.$B43])/[.$B43]" table:style-name="ce1">
            <text:p>-0,019582767</text:p>
          </table:table-cell>
          <table:table-cell office:value-type="float" office:value="-2.9813763887778753E-2" table:formula="of:=([.O43]-[.$B43])/[.$B43]" table:style-name="ce1">
            <text:p>-0,029813764</text:p>
          </table:table-cell>
          <table:table-cell office:value-type="float" office:value="-3.213172408280713E-2" table:formula="of:=([.P43]-[.$B43])/[.$B43]" table:style-name="ce1">
            <text:p>-0,032131724</text:p>
          </table:table-cell>
          <table:table-cell office:value-type="float" office:value="-3.2771161377987371E-2" table:formula="of:=([.Q43]-[.$B43])/[.$B43]" table:style-name="ce1">
            <text:p>-0,032771161</text:p>
          </table:table-cell>
          <table:table-cell office:value-type="float" office:value="-3.0293341859163936E-2" table:formula="of:=([.R43]-[.$B43])/[.$B43]" table:style-name="ce1">
            <text:p>-0,030293342</text:p>
          </table:table-cell>
          <table:table-cell office:value-type="float" office:value="-3.7886659739429306E-2" table:formula="of:=([.S43]-[.$B43])/[.$B43]" table:style-name="ce1">
            <text:p>-0,03788666</text:p>
          </table:table-cell>
          <table:table-cell office:value-type="float" office:value="-2.8135240987930622E-2" table:formula="of:=([.T43]-[.$B43])/[.$B43]" table:style-name="ce1">
            <text:p>-0,028135241</text:p>
          </table:table-cell>
          <table:table-cell office:value-type="float" office:value="-3.7566941091839182E-2" table:formula="of:=([.U43]-[.$B43])/[.$B43]" table:style-name="ce1">
            <text:p>-0,037566941</text:p>
          </table:table-cell>
          <table:table-cell office:value-type="float" office:value="-3.7886659739429306E-2" table:formula="of:=([.V43]-[.$B43])/[.$B43]" table:style-name="ce1">
            <text:p>-0,03788666</text:p>
          </table:table-cell>
          <table:table-cell office:value-type="float" office:value="-4.5000399648309486E-2" table:formula="of:=([.W43]-[.$B43])/[.$B43]" table:style-name="ce1">
            <text:p>-0,0450004</text:p>
          </table:table-cell>
          <table:table-cell office:value-type="float" office:value="-4.7638078490927986E-2" table:formula="of:=([.X43]-[.$B43])/[.$B43]" table:style-name="ce1">
            <text:p>-0,047638078</text:p>
          </table:table-cell>
          <table:table-cell office:value-type="float" office:value="-4.9716249700263768E-2" table:formula="of:=([.Y43]-[.$B43])/[.$B43]" table:style-name="ce1">
            <text:p>-0,04971625</text:p>
          </table:table-cell>
          <table:table-cell office:value-type="float" office:value="-4.6678922548157621E-2" table:formula="of:=([.Z43]-[.$B43])/[.$B43]" table:style-name="ce1">
            <text:p>-0,046678923</text:p>
          </table:table-cell>
          <table:table-cell office:value-type="float" office:value="-5.1234913276316844E-2" table:formula="of:=([.AA43]-[.$B43])/[.$B43]" table:style-name="ce1">
            <text:p>-0,051234913</text:p>
          </table:table-cell>
          <table:table-cell office:value-type="float" office:value="-5.0355686995444009E-2" table:formula="of:=([.AB43]-[.$B43])/[.$B43]" table:style-name="ce1">
            <text:p>-0,050355687</text:p>
          </table:table-cell>
          <table:table-cell office:value-type="float" office:value="-6.1945487970585883E-2" table:formula="of:=([.AC43]-[.$B43])/[.$B43]" table:style-name="ce1">
            <text:p>-0,061945488</text:p>
          </table:table-cell>
          <table:table-cell office:value-type="float" office:value="-6.1785628646790824E-2" table:formula="of:=([.AD43]-[.$B43])/[.$B43]" table:style-name="ce1">
            <text:p>-0,061785629</text:p>
          </table:table-cell>
          <table:table-cell office:value-type="float" office:value="-6.2744784589561189E-2" table:formula="of:=([.AE43]-[.$B43])/[.$B43]" table:style-name="ce1">
            <text:p>-0,062744785</text:p>
          </table:table-cell>
          <table:table-cell office:value-type="float" office:value="-6.610183038925746E-2" table:formula="of:=([.AF43]-[.$B43])/[.$B43]" table:style-name="ce1">
            <text:p>-0,06610183</text:p>
          </table:table-cell>
          <table:table-cell office:value-type="float" office:value="-6.3064503237151306E-2" table:formula="of:=([.AG43]-[.$B43])/[.$B43]" table:style-name="ce1">
            <text:p>-0,063064503</text:p>
          </table:table-cell>
          <table:table-cell office:value-type="float" office:value="-6.9139157541363599E-2" table:formula="of:=([.AH43]-[.$B43])/[.$B43]" table:style-name="ce1">
            <text:p>-0,069139158</text:p>
          </table:table-cell>
          <table:table-cell office:value-type="float" office:value="-6.7860282951003117E-2" table:formula="of:=([.AI43]-[.$B43])/[.$B43]" table:style-name="ce1">
            <text:p>-0,067860283</text:p>
          </table:table-cell>
          <table:table-cell office:value-type="float" office:value="-6.8180001598593235E-2" table:formula="of:=([.AJ43]-[.$B43])/[.$B43]" table:style-name="ce1">
            <text:p>-0,068180002</text:p>
          </table:table-cell>
          <table:table-cell office:value-type="float" office:value="-7.8730716969067222E-2" table:formula="of:=([.AK43]-[.$B43])/[.$B43]" table:style-name="ce1">
            <text:p>-0,078730717</text:p>
          </table:table-cell>
          <table:table-cell office:value-type="float" office:value="-7.393493725521541E-2" table:formula="of:=([.AL43]-[.$B43])/[.$B43]" table:style-name="ce1">
            <text:p>-0,073934937</text:p>
          </table:table-cell>
          <table:table-cell office:value-type="float" office:value="-8.0728958516505481E-2" table:formula="of:=([.AM43]-[.$B43])/[.$B43]" table:style-name="ce1">
            <text:p>-0,080728959</text:p>
          </table:table-cell>
          <table:table-cell office:value-type="float" office:value="-8.0569099192710408E-2" table:formula="of:=([.AN43]-[.$B43])/[.$B43]" table:style-name="ce1">
            <text:p>-0,080569099</text:p>
          </table:table-cell>
          <table:table-cell office:value-type="float" office:value="-8.0489169530812879E-2" table:formula="of:=([.AO43]-[.$B43])/[.$B43]" table:style-name="ce1">
            <text:p>-0,08048917</text:p>
          </table:table-cell>
          <table:table-cell office:value-type="float" office:value="-8.6803612820717774E-2" table:formula="of:=([.AP43]-[.$B43])/[.$B43]" table:style-name="ce1">
            <text:p>-0,086803613</text:p>
          </table:table-cell>
          <table:table-cell office:value-type="float" office:value="-8.720326113020542E-2" table:formula="of:=([.AQ43]-[.$B43])/[.$B43]" table:style-name="ce1">
            <text:p>-0,087203261</text:p>
          </table:table-cell>
          <table:table-cell office:value-type="float" office:value="-8.9681080649028855E-2" table:formula="of:=([.AR43]-[.$B43])/[.$B43]" table:style-name="ce1">
            <text:p>-0,089681081</text:p>
          </table:table-cell>
          <table:table-cell office:value-type="float" office:value="-9.3277915434417713E-2" table:formula="of:=([.AS43]-[.$B43])/[.$B43]" table:style-name="ce1">
            <text:p>-0,093277915</text:p>
          </table:table-cell>
          <table:table-cell office:value-type="float" office:value="-9.6395172248421396E-2" table:formula="of:=([.AT43]-[.$B43])/[.$B43]" table:style-name="ce1">
            <text:p>-0,096395172</text:p>
          </table:table-cell>
          <table:table-cell office:value-type="float" office:value="-9.4716649348573254E-2" table:formula="of:=([.AU43]-[.$B43])/[.$B43]" table:style-name="ce1">
            <text:p>-0,094716649</text:p>
          </table:table-cell>
          <table:table-cell office:value-type="float" office:value="-0.1043881384381744" table:formula="of:=([.AV43]-[.$B43])/[.$B43]" table:style-name="ce1">
            <text:p>-0,104388138</text:p>
          </table:table-cell>
          <table:table-cell office:value-type="float" office:value="-0.10678602829510031" table:formula="of:=([.AW43]-[.$B43])/[.$B43]" table:style-name="ce1">
            <text:p>-0,106786028</text:p>
          </table:table-cell>
          <table:table-cell office:value-type="float" office:value="-0.11461913516105827" table:formula="of:=([.AX43]-[.$B43])/[.$B43]" table:style-name="ce1">
            <text:p>-0,114619135</text:p>
          </table:table-cell>
          <table:table-cell office:value-type="float" office:value="-0.11581808008952123" table:formula="of:=([.AY43]-[.$B43])/[.$B43]" table:style-name="ce1">
            <text:p>-0,11581808</text:p>
          </table:table-cell>
          <table:table-cell office:value-type="float" office:value="-0.11637758772280393" table:formula="of:=([.AZ43]-[.$B43])/[.$B43]" table:style-name="ce1">
            <text:p>-0,116377588</text:p>
          </table:table-cell>
          <table:table-cell office:value-type="float" office:value="-0.12125329709855327" table:formula="of:=([.BA43]-[.$B43])/[.$B43]" table:style-name="ce1">
            <text:p>-0,121253297</text:p>
          </table:table-cell>
          <table:table-cell office:value-type="float" office:value="-0.1223723123651187" table:formula="of:=([.BB43]-[.$B43])/[.$B43]" table:style-name="ce1">
            <text:p>-0,122372312</text:p>
          </table:table-cell>
          <table:table-cell office:value-type="float" office:value="-0.11661737670849652" table:formula="of:=([.BC43]-[.$B43])/[.$B43]" table:style-name="ce1">
            <text:p>-0,116617377</text:p>
          </table:table-cell>
          <table:table-cell office:value-type="float" office:value="-0.12437055391255696" table:formula="of:=([.BD43]-[.$B43])/[.$B43]" table:style-name="ce1">
            <text:p>-0,124370554</text:p>
          </table:table-cell>
          <table:table-cell office:value-type="float" office:value="-0.1316441531452322" table:formula="of:=([.BE43]-[.$B43])/[.$B43]" table:style-name="ce1">
            <text:p>-0,131644153</text:p>
          </table:table-cell>
          <table:table-cell office:value-type="float" office:value="-0.13300295739749021" table:formula="of:=([.BF43]-[.$B43])/[.$B43]" table:style-name="ce1">
            <text:p>-0,133002957</text:p>
          </table:table-cell>
          <table:table-cell office:value-type="float" office:value="-0.13084485652625688" table:formula="of:=([.BG43]-[.$B43])/[.$B43]" table:style-name="ce1">
            <text:p>-0,130844857</text:p>
          </table:table-cell>
          <table:table-cell office:value-type="float" office:value="-0.13556070657821118" table:formula="of:=([.BH43]-[.$B43])/[.$B43]" table:style-name="ce1">
            <text:p>-0,135560707</text:p>
          </table:table-cell>
          <table:table-cell office:value-type="float" office:value="-0.1380385260970346" table:formula="of:=([.BI43]-[.$B43])/[.$B43]" table:style-name="ce1">
            <text:p>-0,138038526</text:p>
          </table:table-cell>
          <table:table-cell office:value-type="float" office:value="-0.14035648629206299" table:formula="of:=([.BJ43]-[.$B43])/[.$B43]" table:style-name="ce1">
            <text:p>-0,140356486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MCT</text:p>
          </table:table-cell>
          <table:table-cell office:value-type="float" office:value="0" table:formula="of:=([.B44]-[.B44])/[.B44]" table:style-name="ce1">
            <text:p>0</text:p>
          </table:table-cell>
          <table:table-cell office:value-type="float" office:value="-3.4138569319805995E-2" table:formula="of:=([.C44]-[.$B44])/[.$B44]" table:style-name="ce1">
            <text:p>-0,034138569</text:p>
          </table:table-cell>
          <table:table-cell office:value-type="float" office:value="-4.8173574826026855E-2" table:formula="of:=([.D44]-[.$B44])/[.$B44]" table:style-name="ce1">
            <text:p>-0,048173575</text:p>
          </table:table-cell>
          <table:table-cell office:value-type="float" office:value="-7.0549919163991656E-2" table:formula="of:=([.E44]-[.$B44])/[.$B44]" table:style-name="ce1">
            <text:p>-0,070549919</text:p>
          </table:table-cell>
          <table:table-cell office:value-type="float" office:value="-8.5943906839429221E-2" table:formula="of:=([.F44]-[.$B44])/[.$B44]" table:style-name="ce1">
            <text:p>-0,085943907</text:p>
          </table:table-cell>
          <table:table-cell office:value-type="float" office:value="-0.10405585885330022" table:formula="of:=([.G44]-[.$B44])/[.$B44]" table:style-name="ce1">
            <text:p>-0,104055859</text:p>
          </table:table-cell>
          <table:table-cell office:value-type="float" office:value="-0.11914524707701681" table:formula="of:=([.H44]-[.$B44])/[.$B44]" table:style-name="ce1">
            <text:p>-0,119145247</text:p>
          </table:table-cell>
          <table:table-cell office:value-type="float" office:value="-0.1220506572318939" table:formula="of:=([.I44]-[.$B44])/[.$B44]" table:style-name="ce1">
            <text:p>-0,122050657</text:p>
          </table:table-cell>
          <table:table-cell office:value-type="float" office:value="-0.13676515382272311" table:formula="of:=([.J44]-[.$B44])/[.$B44]" table:style-name="ce1">
            <text:p>-0,136765154</text:p>
          </table:table-cell>
          <table:table-cell office:value-type="float" office:value="-0.15054242133133391" table:formula="of:=([.K44]-[.$B44])/[.$B44]" table:style-name="ce1">
            <text:p>-0,150542421</text:p>
          </table:table-cell>
          <table:table-cell office:value-type="float" office:value="-0.15918835961479885" table:formula="of:=([.L44]-[.$B44])/[.$B44]" table:style-name="ce1">
            <text:p>-0,15918836</text:p>
          </table:table-cell>
          <table:table-cell office:value-type="float" office:value="-0.1719112444059139" table:formula="of:=([.M44]-[.$B44])/[.$B44]" table:style-name="ce1">
            <text:p>-0,171911244</text:p>
          </table:table-cell>
          <table:table-cell office:value-type="float" office:value="-0.178987323976663" table:formula="of:=([.N44]-[.$B44])/[.$B44]" table:style-name="ce1">
            <text:p>-0,178987324</text:p>
          </table:table-cell>
          <table:table-cell office:value-type="float" office:value="-0.18920312097284378" table:formula="of:=([.O44]-[.$B44])/[.$B44]" table:style-name="ce1">
            <text:p>-0,189203121</text:p>
          </table:table-cell>
          <table:table-cell office:value-type="float" office:value="-0.20155111413107149" table:formula="of:=([.P44]-[.$B44])/[.$B44]" table:style-name="ce1">
            <text:p>-0,201551114</text:p>
          </table:table-cell>
          <table:table-cell office:value-type="float" office:value="-0.20717448862438201" table:formula="of:=([.Q44]-[.$B44])/[.$B44]" table:style-name="ce1">
            <text:p>-0,207174489</text:p>
          </table:table-cell>
          <table:table-cell office:value-type="float" office:value="-0.21303217038824715" table:formula="of:=([.R44]-[.$B44])/[.$B44]" table:style-name="ce1">
            <text:p>-0,21303217</text:p>
          </table:table-cell>
          <table:table-cell office:value-type="float" office:value="-0.22209986175871038" table:formula="of:=([.S44]-[.$B44])/[.$B44]" table:style-name="ce1">
            <text:p>-0,222099862</text:p>
          </table:table-cell>
          <table:table-cell office:value-type="float" office:value="-0.22938681787295859" table:formula="of:=([.T44]-[.$B44])/[.$B44]" table:style-name="ce1">
            <text:p>-0,229386818</text:p>
          </table:table-cell>
          <table:table-cell office:value-type="float" office:value="-0.23257339675250124" table:formula="of:=([.U44]-[.$B44])/[.$B44]" table:style-name="ce1">
            <text:p>-0,232573397</text:p>
          </table:table-cell>
          <table:table-cell office:value-type="float" office:value="-0.24740504697860774" table:formula="of:=([.V44]-[.$B44])/[.$B44]" table:style-name="ce1">
            <text:p>-0,247405047</text:p>
          </table:table-cell>
          <table:table-cell office:value-type="float" office:value="-0.25101337894514869" table:formula="of:=([.W44]-[.$B44])/[.$B44]" table:style-name="ce1">
            <text:p>-0,251013379</text:p>
          </table:table-cell>
          <table:table-cell office:value-type="float" office:value="-0.25260666838491996" table:formula="of:=([.X44]-[.$B44])/[.$B44]" table:style-name="ce1">
            <text:p>-0,252606668</text:p>
          </table:table-cell>
          <table:table-cell office:value-type="float" office:value="-0.26624335153119799" table:formula="of:=([.Y44]-[.$B44])/[.$B44]" table:style-name="ce1">
            <text:p>-0,266243352</text:p>
          </table:table-cell>
          <table:table-cell office:value-type="float" office:value="-0.26734459570280467" table:formula="of:=([.Z44]-[.$B44])/[.$B44]" table:style-name="ce1">
            <text:p>-0,267344596</text:p>
          </table:table-cell>
          <table:table-cell office:value-type="float" office:value="-0.28041894139975165" table:formula="of:=([.AA44]-[.$B44])/[.$B44]" table:style-name="ce1">
            <text:p>-0,280418941</text:p>
          </table:table-cell>
          <table:table-cell office:value-type="float" office:value="-0.27734951615548631" table:formula="of:=([.AB44]-[.$B44])/[.$B44]" table:style-name="ce1">
            <text:p>-0,277349516</text:p>
          </table:table-cell>
          <table:table-cell office:value-type="float" office:value="-0.28681552988589237" table:formula="of:=([.AC44]-[.$B44])/[.$B44]" table:style-name="ce1">
            <text:p>-0,28681553</text:p>
          </table:table-cell>
          <table:table-cell office:value-type="float" office:value="-0.29339956418847679" table:formula="of:=([.AD44]-[.$B44])/[.$B44]" table:style-name="ce1">
            <text:p>-0,293399564</text:p>
          </table:table-cell>
          <table:table-cell office:value-type="float" office:value="-0.29618782070807659" table:formula="of:=([.AE44]-[.$B44])/[.$B44]" table:style-name="ce1">
            <text:p>-0,296187821</text:p>
          </table:table-cell>
          <table:table-cell office:value-type="float" office:value="-0.3019986410178308" table:formula="of:=([.AF44]-[.$B44])/[.$B44]" table:style-name="ce1">
            <text:p>-0,301998641</text:p>
          </table:table-cell>
          <table:table-cell office:value-type="float" office:value="-0.30413083717987771" table:formula="of:=([.AG44]-[.$B44])/[.$B44]" table:style-name="ce1">
            <text:p>-0,304130837</text:p>
          </table:table-cell>
          <table:table-cell office:value-type="float" office:value="-0.31205042292462337" table:formula="of:=([.AH44]-[.$B44])/[.$B44]" table:style-name="ce1">
            <text:p>-0,312050423</text:p>
          </table:table-cell>
          <table:table-cell office:value-type="float" office:value="-0.31437006490311392" table:formula="of:=([.AI44]-[.$B44])/[.$B44]" table:style-name="ce1">
            <text:p>-0,314370065</text:p>
          </table:table-cell>
          <table:table-cell office:value-type="float" office:value="-0.32123526793036389" table:formula="of:=([.AJ44]-[.$B44])/[.$B44]" table:style-name="ce1">
            <text:p>-0,321235268</text:p>
          </table:table-cell>
          <table:table-cell office:value-type="float" office:value="-0.32885025422338854" table:formula="of:=([.AK44]-[.$B44])/[.$B44]" table:style-name="ce1">
            <text:p>-0,328850254</text:p>
          </table:table-cell>
          <table:table-cell office:value-type="float" office:value="-0.33234143255465215" table:formula="of:=([.AL44]-[.$B44])/[.$B44]" table:style-name="ce1">
            <text:p>-0,332341433</text:p>
          </table:table-cell>
          <table:table-cell office:value-type="float" office:value="-0.33353639963448067" table:formula="of:=([.AM44]-[.$B44])/[.$B44]" table:style-name="ce1">
            <text:p>-0,3335364</text:p>
          </table:table-cell>
          <table:table-cell office:value-type="float" office:value="-0.33273975491459501" table:formula="of:=([.AN44]-[.$B44])/[.$B44]" table:style-name="ce1">
            <text:p>-0,332739755</text:p>
          </table:table-cell>
          <table:table-cell office:value-type="float" office:value="-0.34101080156517255" table:formula="of:=([.AO44]-[.$B44])/[.$B44]" table:style-name="ce1">
            <text:p>-0,341010802</text:p>
          </table:table-cell>
          <table:table-cell office:value-type="float" office:value="-0.34785257386536705" table:formula="of:=([.AP44]-[.$B44])/[.$B44]" table:style-name="ce1">
            <text:p>-0,347852574</text:p>
          </table:table-cell>
          <table:table-cell office:value-type="float" office:value="-0.34878980294758544" table:formula="of:=([.AQ44]-[.$B44])/[.$B44]" table:style-name="ce1">
            <text:p>-0,348789803</text:p>
          </table:table-cell>
          <table:table-cell office:value-type="float" office:value="-0.3564282199676656" table:formula="of:=([.AR44]-[.$B44])/[.$B44]" table:style-name="ce1">
            <text:p>-0,35642822</text:p>
          </table:table-cell>
          <table:table-cell office:value-type="float" office:value="-0.35783406359099323" table:formula="of:=([.AS44]-[.$B44])/[.$B44]" table:style-name="ce1">
            <text:p>-0,357834064</text:p>
          </table:table-cell>
          <table:table-cell office:value-type="float" office:value="-0.36369174535485838" table:formula="of:=([.AT44]-[.$B44])/[.$B44]" table:style-name="ce1">
            <text:p>-0,363691745</text:p>
          </table:table-cell>
          <table:table-cell office:value-type="float" office:value="-0.36458211298296589" table:formula="of:=([.AU44]-[.$B44])/[.$B44]" table:style-name="ce1">
            <text:p>-0,364582113</text:p>
          </table:table-cell>
          <table:table-cell office:value-type="float" office:value="-0.37102556292321753" table:formula="of:=([.AV44]-[.$B44])/[.$B44]" table:style-name="ce1">
            <text:p>-0,371025563</text:p>
          </table:table-cell>
          <table:table-cell office:value-type="float" office:value="-0.37564141615314323" table:formula="of:=([.AW44]-[.$B44])/[.$B44]" table:style-name="ce1">
            <text:p>-0,375641416</text:p>
          </table:table-cell>
          <table:table-cell office:value-type="float" office:value="-0.37835938049157664" table:formula="of:=([.AX44]-[.$B44])/[.$B44]" table:style-name="ce1">
            <text:p>-0,37835938</text:p>
          </table:table-cell>
          <table:table-cell office:value-type="float" office:value="-0.37866397994329765" table:formula="of:=([.AY44]-[.$B44])/[.$B44]" table:style-name="ce1">
            <text:p>-0,37866398</text:p>
          </table:table-cell>
          <table:table-cell office:value-type="float" office:value="-0.37667236814358351" table:formula="of:=([.AZ44]-[.$B44])/[.$B44]" table:style-name="ce1">
            <text:p>-0,376672368</text:p>
          </table:table-cell>
          <table:table-cell office:value-type="float" office:value="-0.38574005951404672" table:formula="of:=([.BA44]-[.$B44])/[.$B44]" table:style-name="ce1">
            <text:p>-0,38574006</text:p>
          </table:table-cell>
          <table:table-cell office:value-type="float" office:value="-0.39213664800018744" table:formula="of:=([.BB44]-[.$B44])/[.$B44]" table:style-name="ce1">
            <text:p>-0,392136648</text:p>
          </table:table-cell>
          <table:table-cell office:value-type="float" office:value="-0.39382366034818062" table:formula="of:=([.BC44]-[.$B44])/[.$B44]" table:style-name="ce1">
            <text:p>-0,39382366</text:p>
          </table:table-cell>
          <table:table-cell office:value-type="float" office:value="-0.39574497996672836" table:formula="of:=([.BD44]-[.$B44])/[.$B44]" table:style-name="ce1">
            <text:p>-0,39574498</text:p>
          </table:table-cell>
          <table:table-cell office:value-type="float" office:value="-0.40157923100353804" table:formula="of:=([.BE44]-[.$B44])/[.$B44]" table:style-name="ce1">
            <text:p>-0,401579231</text:p>
          </table:table-cell>
          <table:table-cell office:value-type="float" office:value="-0.40378171934675133" table:formula="of:=([.BF44]-[.$B44])/[.$B44]" table:style-name="ce1">
            <text:p>-0,403781719</text:p>
          </table:table-cell>
          <table:table-cell office:value-type="float" office:value="-0.40413318025258321" table:formula="of:=([.BG44]-[.$B44])/[.$B44]" table:style-name="ce1">
            <text:p>-0,40413318</text:p>
          </table:table-cell>
          <table:table-cell office:value-type="float" office:value="-0.41081093746338948" table:formula="of:=([.BH44]-[.$B44])/[.$B44]" table:style-name="ce1">
            <text:p>-0,410810937</text:p>
          </table:table-cell>
          <table:table-cell office:value-type="float" office:value="-0.40874903348250896" table:formula="of:=([.BI44]-[.$B44])/[.$B44]" table:style-name="ce1">
            <text:p>-0,408749033</text:p>
          </table:table-cell>
          <table:table-cell office:value-type="float" office:value="-0.41261510344665997" table:formula="of:=([.BJ44]-[.$B44])/[.$B44]" table:style-name="ce1">
            <text:p>-0,412615103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PfFNT</text:p>
          </table:table-cell>
          <table:table-cell office:value-type="float" office:value="0" table:formula="of:=([.B45]-[.B45])/[.B45]" table:style-name="ce1">
            <text:p>0</text:p>
          </table:table-cell>
          <table:table-cell office:value-type="float" office:value="-4.1643436119569416E-2" table:formula="of:=([.C45]-[.$B45])/[.$B45]" table:style-name="ce1">
            <text:p>-0,041643436</text:p>
          </table:table-cell>
          <table:table-cell office:value-type="float" office:value="-7.2522194107303678E-2" table:formula="of:=([.D45]-[.$B45])/[.$B45]" table:style-name="ce1">
            <text:p>-0,072522194</text:p>
          </table:table-cell>
          <table:table-cell office:value-type="float" office:value="-9.036325427799459E-2" table:formula="of:=([.E45]-[.$B45])/[.$B45]" table:style-name="ce1">
            <text:p>-0,090363254</text:p>
          </table:table-cell>
          <table:table-cell office:value-type="float" office:value="-9.958399451044303E-2" table:formula="of:=([.F45]-[.$B45])/[.$B45]" table:style-name="ce1">
            <text:p>-0,099583995</text:p>
          </table:table-cell>
          <table:table-cell office:value-type="float" office:value="-0.10936226787322555" table:formula="of:=([.G45]-[.$B45])/[.$B45]" table:style-name="ce1">
            <text:p>-0,109362268</text:p>
          </table:table-cell>
          <table:table-cell office:value-type="float" office:value="-0.119740961530214" table:formula="of:=([.H45]-[.$B45])/[.$B45]" table:style-name="ce1">
            <text:p>-0,119740962</text:p>
          </table:table-cell>
          <table:table-cell office:value-type="float" office:value="-0.11858300810567397" table:formula="of:=([.I45]-[.$B45])/[.$B45]" table:style-name="ce1">
            <text:p>-0,118583008</text:p>
          </table:table-cell>
          <table:table-cell office:value-type="float" office:value="-0.11888321825277694" table:formula="of:=([.J45]-[.$B45])/[.$B45]" table:style-name="ce1">
            <text:p>-0,118883218</text:p>
          </table:table-cell>
          <table:table-cell office:value-type="float" office:value="-0.13642406827636488" table:formula="of:=([.K45]-[.$B45])/[.$B45]" table:style-name="ce1">
            <text:p>-0,136424068</text:p>
          </table:table-cell>
          <table:table-cell office:value-type="float" office:value="-0.14058412317193464" table:formula="of:=([.L45]-[.$B45])/[.$B45]" table:style-name="ce1">
            <text:p>-0,140584123</text:p>
          </table:table-cell>
          <table:table-cell office:value-type="float" office:value="-0.14315735300424584" table:formula="of:=([.M45]-[.$B45])/[.$B45]" table:style-name="ce1">
            <text:p>-0,143157353</text:p>
          </table:table-cell>
          <table:table-cell office:value-type="float" office:value="-0.14182785092421837" table:formula="of:=([.N45]-[.$B45])/[.$B45]" table:style-name="ce1">
            <text:p>-0,141827851</text:p>
          </table:table-cell>
          <table:table-cell office:value-type="float" office:value="-0.15284985203928464" table:formula="of:=([.O45]-[.$B45])/[.$B45]" table:style-name="ce1">
            <text:p>-0,152849852</text:p>
          </table:table-cell>
          <table:table-cell office:value-type="float" office:value="-0.15739589140970109" table:formula="of:=([.P45]-[.$B45])/[.$B45]" table:style-name="ce1">
            <text:p>-0,157395891</text:p>
          </table:table-cell>
          <table:table-cell office:value-type="float" office:value="-0.16412917613758202" table:formula="of:=([.Q45]-[.$B45])/[.$B45]" table:style-name="ce1">
            <text:p>-0,164129176</text:p>
          </table:table-cell>
          <table:table-cell office:value-type="float" office:value="-0.1658017755285843" table:formula="of:=([.R45]-[.$B45])/[.$B45]" table:style-name="ce1">
            <text:p>-0,165801776</text:p>
          </table:table-cell>
          <table:table-cell office:value-type="float" office:value="-0.17004760475189776" table:formula="of:=([.S45]-[.$B45])/[.$B45]" table:style-name="ce1">
            <text:p>-0,170047605</text:p>
          </table:table-cell>
          <table:table-cell office:value-type="float" office:value="-0.17793884290431874" table:formula="of:=([.T45]-[.$B45])/[.$B45]" table:style-name="ce1">
            <text:p>-0,177938843</text:p>
          </table:table-cell>
          <table:table-cell office:value-type="float" office:value="-0.18407170733799375" table:formula="of:=([.U45]-[.$B45])/[.$B45]" table:style-name="ce1">
            <text:p>-0,184071707</text:p>
          </table:table-cell>
          <table:table-cell office:value-type="float" office:value="-0.18488656345155896" table:formula="of:=([.V45]-[.$B45])/[.$B45]" table:style-name="ce1">
            <text:p>-0,184886563</text:p>
          </table:table-cell>
          <table:table-cell office:value-type="float" office:value="-0.19174850967105544" table:formula="of:=([.W45]-[.$B45])/[.$B45]" table:style-name="ce1">
            <text:p>-0,19174851</text:p>
          </table:table-cell>
          <table:table-cell office:value-type="float" office:value="-0.1861302912038427" table:formula="of:=([.X45]-[.$B45])/[.$B45]" table:style-name="ce1">
            <text:p>-0,186130291</text:p>
          </table:table-cell>
          <table:table-cell office:value-type="float" office:value="-0.19535103143629112" table:formula="of:=([.Y45]-[.$B45])/[.$B45]" table:style-name="ce1">
            <text:p>-0,195351031</text:p>
          </table:table-cell>
          <table:table-cell office:value-type="float" office:value="-0.19329244757044217" table:formula="of:=([.Z45]-[.$B45])/[.$B45]" table:style-name="ce1">
            <text:p>-0,193292448</text:p>
          </table:table-cell>
          <table:table-cell office:value-type="float" office:value="-0.20024016811768239" table:formula="of:=([.AA45]-[.$B45])/[.$B45]" table:style-name="ce1">
            <text:p>-0,200240168</text:p>
          </table:table-cell>
          <table:table-cell office:value-type="float" office:value="-0.20585838658489514" table:formula="of:=([.AB45]-[.$B45])/[.$B45]" table:style-name="ce1">
            <text:p>-0,205858387</text:p>
          </table:table-cell>
          <table:table-cell office:value-type="float" office:value="-0.20744521164815372" table:formula="of:=([.AC45]-[.$B45])/[.$B45]" table:style-name="ce1">
            <text:p>-0,207445212</text:p>
          </table:table-cell>
          <table:table-cell office:value-type="float" office:value="-0.21109062057726122" table:formula="of:=([.AD45]-[.$B45])/[.$B45]" table:style-name="ce1">
            <text:p>-0,211090621</text:p>
          </table:table-cell>
          <table:table-cell office:value-type="float" office:value="-0.21306343011536646" table:formula="of:=([.AE45]-[.$B45])/[.$B45]" table:style-name="ce1">
            <text:p>-0,21306343</text:p>
          </table:table-cell>
          <table:table-cell office:value-type="float" office:value="-0.21593687009478063" table:formula="of:=([.AF45]-[.$B45])/[.$B45]" table:style-name="ce1">
            <text:p>-0,21593687</text:p>
          </table:table-cell>
          <table:table-cell office:value-type="float" office:value="-0.21610841875026804" table:formula="of:=([.AG45]-[.$B45])/[.$B45]" table:style-name="ce1">
            <text:p>-0,216108419</text:p>
          </table:table-cell>
          <table:table-cell office:value-type="float" office:value="-0.21533644980057468" table:formula="of:=([.AH45]-[.$B45])/[.$B45]" table:style-name="ce1">
            <text:p>-0,21533645</text:p>
          </table:table-cell>
          <table:table-cell office:value-type="float" office:value="-0.21923918171291332" table:formula="of:=([.AI45]-[.$B45])/[.$B45]" table:style-name="ce1">
            <text:p>-0,219239182</text:p>
          </table:table-cell>
          <table:table-cell office:value-type="float" office:value="-0.22957498820602992" table:formula="of:=([.AJ45]-[.$B45])/[.$B45]" table:style-name="ce1">
            <text:p>-0,229574988</text:p>
          </table:table-cell>
          <table:table-cell office:value-type="float" office:value="-0.23004674700862032" table:formula="of:=([.AK45]-[.$B45])/[.$B45]" table:style-name="ce1">
            <text:p>-0,230046747</text:p>
          </table:table-cell>
          <table:table-cell office:value-type="float" office:value="-0.22837414761761804" table:formula="of:=([.AL45]-[.$B45])/[.$B45]" table:style-name="ce1">
            <text:p>-0,228374148</text:p>
          </table:table-cell>
          <table:table-cell office:value-type="float" office:value="-0.2285028091092336" table:formula="of:=([.AM45]-[.$B45])/[.$B45]" table:style-name="ce1">
            <text:p>-0,228502809</text:p>
          </table:table-cell>
          <table:table-cell office:value-type="float" office:value="-0.22078311961230004" table:formula="of:=([.AN45]-[.$B45])/[.$B45]" table:style-name="ce1">
            <text:p>-0,22078312</text:p>
          </table:table-cell>
          <table:table-cell office:value-type="float" office:value="-0.23000385984474847" table:formula="of:=([.AO45]-[.$B45])/[.$B45]" table:style-name="ce1">
            <text:p>-0,23000386</text:p>
          </table:table-cell>
          <table:table-cell office:value-type="float" office:value="-0.23150491058026332" table:formula="of:=([.AP45]-[.$B45])/[.$B45]" table:style-name="ce1">
            <text:p>-0,231504911</text:p>
          </table:table-cell>
          <table:table-cell office:value-type="float" office:value="-0.23236265385770039" table:formula="of:=([.AQ45]-[.$B45])/[.$B45]" table:style-name="ce1">
            <text:p>-0,232362654</text:p>
          </table:table-cell>
          <table:table-cell office:value-type="float" office:value="-0.2351932066732427" table:formula="of:=([.AR45]-[.$B45])/[.$B45]" table:style-name="ce1">
            <text:p>-0,235193207</text:p>
          </table:table-cell>
          <table:table-cell office:value-type="float" office:value="-0.23738045203070721" table:formula="of:=([.AS45]-[.$B45])/[.$B45]" table:style-name="ce1">
            <text:p>-0,237380452</text:p>
          </table:table-cell>
          <table:table-cell office:value-type="float" office:value="-0.24068276364883989" table:formula="of:=([.AT45]-[.$B45])/[.$B45]" table:style-name="ce1">
            <text:p>-0,240682764</text:p>
          </table:table-cell>
          <table:table-cell office:value-type="float" office:value="-0.23965347171591542" table:formula="of:=([.AU45]-[.$B45])/[.$B45]" table:style-name="ce1">
            <text:p>-0,239653472</text:p>
          </table:table-cell>
          <table:table-cell office:value-type="float" office:value="-0.24454260839730668" table:formula="of:=([.AV45]-[.$B45])/[.$B45]" table:style-name="ce1">
            <text:p>-0,244542608</text:p>
          </table:table-cell>
          <table:table-cell office:value-type="float" office:value="-0.24582922331346227" table:formula="of:=([.AW45]-[.$B45])/[.$B45]" table:style-name="ce1">
            <text:p>-0,245829223</text:p>
          </table:table-cell>
          <table:table-cell office:value-type="float" office:value="-0.24317021915340739" table:formula="of:=([.AX45]-[.$B45])/[.$B45]" table:style-name="ce1">
            <text:p>-0,243170219</text:p>
          </table:table-cell>
          <table:table-cell office:value-type="float" office:value="-0.24471415705279409" table:formula="of:=([.AY45]-[.$B45])/[.$B45]" table:style-name="ce1">
            <text:p>-0,244714157</text:p>
          </table:table-cell>
          <table:table-cell office:value-type="float" office:value="-0.24432817257794742" table:formula="of:=([.AZ45]-[.$B45])/[.$B45]" table:style-name="ce1">
            <text:p>-0,244328173</text:p>
          </table:table-cell>
          <table:table-cell office:value-type="float" office:value="-0.252047862074881" table:formula="of:=([.BA45]-[.$B45])/[.$B45]" table:style-name="ce1">
            <text:p>-0,252047862</text:p>
          </table:table-cell>
          <table:table-cell office:value-type="float" office:value="-0.2500321653729039" table:formula="of:=([.BB45]-[.$B45])/[.$B45]" table:style-name="ce1">
            <text:p>-0,250032165</text:p>
          </table:table-cell>
          <table:table-cell office:value-type="float" office:value="-0.25123300596131576" table:formula="of:=([.BC45]-[.$B45])/[.$B45]" table:style-name="ce1">
            <text:p>-0,251233006</text:p>
          </table:table-cell>
          <table:table-cell office:value-type="float" office:value="-0.25342025131878027" table:formula="of:=([.BD45]-[.$B45])/[.$B45]" table:style-name="ce1">
            <text:p>-0,253420251</text:p>
          </table:table-cell>
          <table:table-cell office:value-type="float" office:value="-0.25740875755886261" table:formula="of:=([.BE45]-[.$B45])/[.$B45]" table:style-name="ce1">
            <text:p>-0,257408758</text:p>
          </table:table-cell>
          <table:table-cell office:value-type="float" office:value="-0.25569327100398853" table:formula="of:=([.BF45]-[.$B45])/[.$B45]" table:style-name="ce1">
            <text:p>-0,255693271</text:p>
          </table:table-cell>
          <table:table-cell office:value-type="float" office:value="-0.25316292833554915" table:formula="of:=([.BG45]-[.$B45])/[.$B45]" table:style-name="ce1">
            <text:p>-0,253162928</text:p>
          </table:table-cell>
          <table:table-cell office:value-type="float" office:value="-0.26092550499635458" table:formula="of:=([.BH45]-[.$B45])/[.$B45]" table:style-name="ce1">
            <text:p>-0,260925505</text:p>
          </table:table-cell>
          <table:table-cell office:value-type="float" office:value="-0.25444954325170477" table:formula="of:=([.BI45]-[.$B45])/[.$B45]" table:style-name="ce1">
            <text:p>-0,254449543</text:p>
          </table:table-cell>
          <table:table-cell office:value-type="float" office:value="-0.25903846978599304" table:formula="of:=([.BJ45]-[.$B45])/[.$B45]" table:style-name="ce1">
            <text:p>-0,25903847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11.11.2025 16:37:24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C10 =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11 = 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12 = F</text:p>
          </table:table-cell>
          <table:table-cell table:number-columns-repeated="16383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</style:style>
    <style:style style:name="Tecan.At.Excel.AutoGain_0" style:family="table-cell" style:data-style-name="N0">
      <style:table-cell-properties style:vertical-align="automatic" fo:background-color="#FFFFFF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</style:style>
    <style:style style:name="Tecan.At.Excel.GFactorBlank" style:family="table-cell" style:data-style-name="N0">
      <style:table-cell-properties style:vertical-align="automatic" fo:background-color="#00FF00"/>
    </style:style>
    <style:style style:name="Tecan.At.Excel.GFactorReference" style:family="table-cell" style:data-style-name="N0">
      <style:table-cell-properties style:vertical-align="automatic" fo:background-color="#ADD8E6"/>
    </style:style>
    <style:style style:name="Tecan.At.Excel.MeasurementBlank" style:family="table-cell" style:data-style-name="N0">
      <style:table-cell-properties style:vertical-align="automatic" fo:background-color="#FFFF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iwibeit</meta:initial-creator>
    <dc:creator>marvin kobbe</dc:creator>
    <meta:creation-date>2025-11-11T15:28:59Z</meta:creation-date>
    <dc:date>2025-11-12T09:59:39Z</dc:date>
    <meta:editing-duration>PT0S</meta:editing-duration>
  </office:meta>
</office:document-meta>
</file>